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13.863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3.863cm"/>
    </style:style>
    <style:style style:name="pr5" style:family="presentation" style:parent-style-name="Default-notes">
      <style:graphic-properties draw:fill-color="#ffffff" fo:min-height="13.364cm"/>
    </style:style>
    <style:style style:name="P1" style:family="paragraph">
      <style:paragraph-properties fo:text-align="star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1cm" svg:height="3.507cm" svg:x="1.399cm" svg:y="0.837cm" presentation:class="title">
          <draw:text-box>
            <text:p>Team 29 - Mutiny! - Retrospekt 1</text:p>
          </draw:text-box>
        </draw:frame>
        <draw:frame presentation:style-name="pr2" draw:layer="layout" svg:width="25.191cm" svg:height="13.927cm" svg:x="1.399cm" svg:y="4.883cm" presentation:class="subtitle" presentation:user-transformed="true">
          <draw:text-box>
            <text:p>Vad har fungerat bra/mindre bra?</text:p>
            <text:p/>
            <text:p text:style-name="P1">Kommunikation och öppenhet har fungerat bra</text:p>
            <text:p text:style-name="P1">Vilja att arbeta tillsammans är bra</text:p>
            <text:p text:style-name="P1">För lite arbete har gjorts</text:p>
            <text:p text:style-name="P1">En viss obekvämlighet att börja programmera</text:p>
            <text:p text:style-name="P1"/>
            <text:p text:style-name="P1">Dessa problem är saker vi pratat om innan vi började projektet, vi visste att det kunde bli såhär. Men det har även varit stressigt med tentor och inlämningsuppgifter, vi får ta ett nytt tag helt enkel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1cm" svg:height="3.507cm" svg:x="1.399cm" svg:y="0.837cm" presentation:class="title" presentation:user-transformed="true">
          <draw:text-box>
            <text:p>Tidsrapportering</text:p>
          </draw:text-box>
        </draw:frame>
        <draw:frame presentation:style-name="pr4" draw:layer="layout" svg:width="25.191cm" svg:height="13.863cm" svg:x="1.399cm" svg:y="4.915cm" presentation:class="outline">
          <draw:text-box>
            <text:list text:style-name="L2">
              <text:list-item>
                <text:p>Vissa svårigheter att få ett konto på youtrack</text:p>
              </text:list-item>
              <text:list-item>
                <text:p>Flesta har kommit igång med det, dock för lite arbetstid för de flesta</text:p>
              </text:list-item>
              <text:list-item>
                <text:p>Redovisa mängd tid här (öppna youtrack)</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1cm" svg:height="3.507cm" svg:x="1.399cm" svg:y="0.837cm" presentation:class="title">
          <draw:text-box>
            <text:p>Problemlösning</text:p>
          </draw:text-box>
        </draw:frame>
        <draw:frame presentation:style-name="pr4" draw:layer="layout" svg:width="25.191cm" svg:height="13.863cm" svg:x="1.399cm" svg:y="4.915cm" presentation:class="outline">
          <draw:text-box>
            <text:list text:style-name="L2">
              <text:list-item>
                <text:p>Få konflikter av intresse finns, endast mängden tid har varit problemet. Men det pratar vi om öppet på varje möte som sker 2ggr i veckan.</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1cm" svg:height="3.507cm" svg:x="1.399cm" svg:y="0.837cm" presentation:class="title">
          <draw:text-box>
            <text:p>Utmaningar för sprint 2</text:p>
          </draw:text-box>
        </draw:frame>
        <draw:frame presentation:style-name="pr4" draw:layer="layout" svg:width="25.191cm" svg:height="13.863cm" svg:x="1.399cm" svg:y="4.915cm" presentation:class="outline">
          <draw:text-box>
            <text:list text:style-name="L2">
              <text:list-item>
                <text:p>Struktur för att arbeta tillsammans finns färdigt, det viktigaste i styrning av projektets vision är färdiga. Vad som behövs nu är att vi börjar programmera.</text:p>
              </text:list-item>
              <text:list-item>
                <text:p>Börja programmera</text:p>
              </text:list-item>
              <text:list-item>
                <text:p>Anknyta dokumentering till teori</text:p>
              </text:list-item>
              <text:list-item>
                <text:p>Tappa inte motivationen</text:p>
              </text:list-item>
              <text:list-item>
                <text:p>Hur nyttjar vi allas tid effektivt?</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32M26S</meta:editing-duration>
    <meta:editing-cycles>3</meta:editing-cycles>
    <meta:generator>OpenOffice/4.1.5$Win32 OpenOffice.org_project/415m1$Build-9789</meta:generator>
    <dc:date>2019-03-28T11:07:27.27</dc:date>
    <dc:creator>Jesper Lundh</dc:creator>
    <meta:document-statistic meta:object-count="37"/>
  </office:meta>
</office:document-meta>
</file>